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3000002F908009FE076ED7817.png" manifest:media-type="image/png"/>
  <manifest:file-entry manifest:full-path="Pictures/1000000000000483000002F93866DE739C379718.png" manifest:media-type="image/png"/>
  <manifest:file-entry manifest:full-path="Pictures/1000000000000483000002F90485180F7D82F4C8.png" manifest:media-type="image/png"/>
  <manifest:file-entry manifest:full-path="Pictures/1000000000000483000002F98FBE8AC399B5720D.png" manifest:media-type="image/png"/>
  <manifest:file-entry manifest:full-path="Pictures/1000000000000483000002F93D0E05E16D57AF22.png" manifest:media-type="image/png"/>
  <manifest:file-entry manifest:full-path="Pictures/1000000000000483000002F99A9D9700CF0FA026.png" manifest:media-type="image/png"/>
  <manifest:file-entry manifest:full-path="Pictures/1000000000000483000002F9623773BF47CB42F3.png" manifest:media-type="image/png"/>
  <manifest:file-entry manifest:full-path="Pictures/1000000000000483000002F9D05613A1DD4574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03cm, 7.753cm, 1.624cm, 5.24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09cm, 7.965cm, 1.668cm, 4.814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5.871cm" fo:min-width="0.44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54cm, 7.84cm, 1.848cm, 5.356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32cm, 8.007cm, 1.855cm, 5.065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8.75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3cm, 1.145cm, 1.671cm, 23.692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162cm" fo:min-width="0.5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6cm, 7.939cm, 3.641cm, 5.183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84cm, 8.246cm, 3.417cm, 4.993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31cm, 7.939cm, 3.052cm, 5.183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3cm, 7.893cm, 3.288cm, 5.22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982cm, 4.322cm, 0cm, 4.088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393cm" svg:height="10.035cm" svg:x="13.1cm" svg:y="0.989cm">
            <draw:image xlink:href="Pictures/1000000000000483000002F93D0E05E16D57AF22.png" xlink:type="simple" xlink:show="embed" xlink:actuate="onLoad" loext:mime-type="image/png">
              <text:p/>
            </draw:image>
          </draw:frame>
          <draw:g>
            <draw:frame draw:style-name="gr2" draw:text-style-name="P1" draw:layer="layout" svg:width="11.37cm" svg:height="9.7cm" svg:x="0.5cm" svg:y="1cm">
              <draw:image xlink:href="Pictures/1000000000000483000002F90485180F7D82F4C8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0.947cm" svg:height="6.121cm" svg:x="11.753cm" svg:y="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1" draw:layer="layout" svg:width="11.2cm" svg:height="9.624cm" svg:x="0.9cm" svg:y="11.2cm">
            <draw:image xlink:href="Pictures/1000000000000483000002F98FBE8AC399B5720D.png" xlink:type="simple" xlink:show="embed" xlink:actuate="onLoad" loext:mime-type="image/png">
              <text:p/>
            </draw:image>
          </draw:frame>
          <draw:frame draw:style-name="gr5" draw:text-style-name="P1" draw:layer="layout" svg:width="11.164cm" svg:height="9.589cm" svg:x="13.135cm" svg:y="11.2cm">
            <draw:image xlink:href="Pictures/1000000000000483000002F9623773BF47CB42F3.png" xlink:type="simple" xlink:show="embed" xlink:actuate="onLoad" loext:mime-type="image/png">
              <text:p/>
            </draw:image>
          </draw:frame>
          <draw:custom-shape draw:style-name="gr6" draw:text-style-name="P2" draw:layer="layout" svg:width="0.3cm" svg:height="0.4cm" svg:x="11.7cm" svg:y="9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5cm" svg:height="9cm" svg:x="11.8cm" svg:y="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5cm" svg:height="9cm" svg:x="24.2cm" svg:y="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5cm" svg:height="9cm" svg:x="24.2cm" svg:y="1cm">
            <text:p/>
            <draw:enhanced-geometry svg:viewBox="0 0 21600 21600" draw:type="rectangle" draw:enhanced-path="M 0 0 L 21600 0 21600 21600 0 21600 0 0 Z N"/>
          </draw:custom-shape>
          <draw:g>
            <draw:frame draw:style-name="gr8" draw:text-style-name="P1" draw:layer="layout" svg:width="2.94cm" svg:height="11.999cm" svg:x="24.16cm" svg:y="4.801cm">
              <draw:image xlink:href="Pictures/1000000000000483000002F9623773BF47CB42F3.png" xlink:type="simple" xlink:show="embed" xlink:actuate="onLoad" loext:mime-type="image/png">
                <text:p/>
              </draw:image>
            </draw:frame>
            <draw:custom-shape draw:style-name="gr9" draw:text-style-name="P2" draw:layer="layout" svg:width="1.008cm" svg:height="3.412cm" svg:x="24.16cm" svg:y="9.2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3" draw:layer="layout" svg:width="0.972cm" svg:height="1.195cm" svg:x="0.7cm" svg:y="0.7cm">
            <draw:text-box>
              <text:p><text:span text:style-name="T1">a</text:span></text:p>
            </draw:text-box>
          </draw:frame>
          <draw:frame draw:style-name="gr10" draw:text-style-name="P3" draw:layer="layout" svg:width="0.972cm" svg:height="1.195cm" svg:x="0.7cm" svg:y="11.001cm">
            <draw:text-box>
              <text:p><text:span text:style-name="T1">c</text:span></text:p>
            </draw:text-box>
          </draw:frame>
          <draw:frame draw:style-name="gr10" draw:text-style-name="P3" draw:layer="layout" svg:width="1.018cm" svg:height="1.195cm" svg:x="13.1cm" svg:y="11.002cm">
            <draw:text-box>
              <text:p><text:span text:style-name="T1">d</text:span></text:p>
            </draw:text-box>
          </draw:frame>
          <draw:frame draw:style-name="gr10" draw:text-style-name="P3" draw:layer="layout" svg:width="1.018cm" svg:height="1.195cm" svg:x="13.1cm" svg:y="0.703cm">
            <draw:text-box>
              <text:p><text:span text:style-name="T1">b</text:span></text:p>
            </draw:text-box>
          </draw:frame>
        </draw:g>
      </draw:page>
      <draw:page draw:name="page2" draw:style-name="dp1" draw:master-page-name="Default">
        <draw:frame draw:style-name="gr11" draw:text-style-name="P1" draw:layer="layout" svg:width="11cm" svg:height="9.736cm" svg:x="0.9cm" svg:y="0.363cm">
          <draw:image xlink:href="Pictures/1000000000000483000002F908009FE076ED7817.png" xlink:type="simple" xlink:show="embed" xlink:actuate="onLoad" loext:mime-type="image/png">
            <text:p/>
          </draw:image>
        </draw:frame>
        <draw:frame draw:style-name="gr12" draw:text-style-name="P1" draw:layer="layout" svg:width="10.9cm" svg:height="9.714cm" svg:x="14.3cm" svg:y="0.532cm">
          <draw:image xlink:href="Pictures/1000000000000483000002F9D05613A1DD457479.png" xlink:type="simple" xlink:show="embed" xlink:actuate="onLoad" loext:mime-type="image/png">
            <text:p/>
          </draw:image>
        </draw:frame>
        <draw:frame draw:style-name="gr13" draw:text-style-name="P1" draw:layer="layout" svg:width="11cm" svg:height="9.632cm" svg:x="1cm" svg:y="10.5cm">
          <draw:image xlink:href="Pictures/1000000000000483000002F99A9D9700CF0FA026.png" xlink:type="simple" xlink:show="embed" xlink:actuate="onLoad" loext:mime-type="image/png">
            <text:p/>
          </draw:image>
        </draw:frame>
        <draw:frame draw:style-name="gr14" draw:text-style-name="P1" draw:layer="layout" svg:width="10.845cm" svg:height="9.599cm" svg:x="14.455cm" svg:y="10.4cm">
          <draw:image xlink:href="Pictures/1000000000000483000002F93866DE739C379718.png" xlink:type="simple" xlink:show="embed" xlink:actuate="onLoad" loext:mime-type="image/png">
            <text:p/>
          </draw:image>
        </draw:frame>
        <draw:frame draw:style-name="gr15" draw:text-style-name="P1" draw:layer="layout" svg:width="14.1cm" svg:height="1.577cm" svg:x="7.1cm" svg:y="19.9cm">
          <draw:image xlink:href="Pictures/1000000000000483000002F908009FE076ED7817.png" xlink:type="simple" xlink:show="embed" xlink:actuate="onLoad" loext:mime-type="image/png">
            <text:p/>
          </draw:image>
        </draw:frame>
        <draw:frame draw:style-name="gr10" draw:text-style-name="P3" draw:layer="layout" svg:width="0.972cm" svg:height="1.195cm" svg:x="0.6cm" svg:y="1cm">
          <draw:text-box>
            <text:p><text:span text:style-name="T1">a</text:span></text:p>
          </draw:text-box>
        </draw:frame>
        <draw:frame draw:style-name="gr10" draw:text-style-name="P3" draw:layer="layout" svg:width="1.018cm" svg:height="1.195cm" svg:x="14cm" svg:y="1.001cm">
          <draw:text-box>
            <text:p><text:span text:style-name="T1">b</text:span></text:p>
          </draw:text-box>
        </draw:frame>
        <draw:frame draw:style-name="gr10" draw:text-style-name="P3" draw:layer="layout" svg:width="1.018cm" svg:height="1.195cm" svg:x="14cm" svg:y="10.602cm">
          <draw:text-box>
            <text:p><text:span text:style-name="T1">d</text:span></text:p>
          </draw:text-box>
        </draw:frame>
        <draw:frame draw:style-name="gr10" draw:text-style-name="P3" draw:layer="layout" svg:width="0.972cm" svg:height="1.195cm" svg:x="0.6cm" svg:y="10.701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17:15:35.905828660</meta:creation-date>
    <dc:date>2019-06-22T00:18:28.020046569</dc:date>
    <meta:editing-duration>PT11M9S</meta:editing-duration>
    <meta:editing-cycles>1</meta:editing-cycles>
    <meta:document-statistic meta:object-count="27"/>
    <meta:generator>LibreOffice/6.2.4.2.0$Linux_X86_64 LibreOffice_project/20$Build-2</meta:generator>
  </office:meta>
</office:document-meta>
</file>